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keep-with-next="auto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 style:list-style-name="WWNum11">
      <style:paragraph-properties fo:margin-left="1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/>
    </style:style>
    <style:style style:name="P16" style:family="paragraph" style:parent-style-name="Heading_20_2">
      <style:paragraph-properties fo:margin-top="0.25in" fo:margin-bottom="0.0835in" loext:contextual-spacing="false"/>
    </style:style>
    <style:style style:name="P17" style:family="paragraph" style:parent-style-name="Heading_20_1">
      <style:paragraph-properties fo:margin-top="0.278in" fo:margin-bottom="0.0835in" loext:contextual-spacing="false"/>
    </style:style>
    <style:style style:name="P18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style:text-underline-style="none"/>
    </style:style>
    <style:style style:name="T2" style:family="text">
      <style:text-properties style:font-name="Courier New" style:font-name-asian="Courier New1" style:font-name-complex="Courier New1"/>
    </style:style>
    <style:style style:name="T3" style:family="text">
      <style:text-properties style:font-name="Courier New" style:text-underline-style="none" style:font-name-asian="Courier New1" style:font-name-complex="Courier New1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w48r37wpq4d4"/>Instalação do AI-Social Analysis</text:p>
      <text:p text:style-name="P17"><text:bookmark text:name="_aqijbily28ge"/>Requisitos</text:p>
      <text:p text:style-name="P16"><text:bookmark text:name="_k1kglu8av7ab"/>Hardware</text:p>
      <text:list xml:id="list8697464849768569518" text:style-name="WWNum6">
        <text:list-item>
          <text:p text:style-name="P1">RAM: 8GB (mínimo)</text:p>
        </text:list-item>
        <text:list-item>
          <text:p text:style-name="P1">HD: 40GB</text:p>
        </text:list-item>
      </text:list>
      <text:p text:style-name="P16"><text:bookmark text:name="_6mkxd7s8k03r"/>Software</text:p>
      <text:list xml:id="list8161550168718397511" text:style-name="WWNum3">
        <text:list-item>
          <text:p text:style-name="P2">Git (cliente)</text:p>
        </text:list-item>
        <text:list-item>
          <text:p text:style-name="P2">Python 3</text:p>
        </text:list-item>
        <text:list-item>
          <text:p text:style-name="P2">Python 2</text:p>
        </text:list-item>
        <text:list-item>
          <text:p text:style-name="P2">PIP para Python 3</text:p>
        </text:list-item>
        <text:list-item>
          <text:p text:style-name="P2">PIP para Python 2</text:p>
        </text:list-item>
        <text:list-item>
          <text:p text:style-name="P2">Java 8</text:p>
        </text:list-item>
        <text:list-item>
          <text:p text:style-name="P2">ElasticSearch 2.2.1</text:p>
        </text:list-item>
        <text:list-item>
          <text:p text:style-name="P2">Apache</text:p>
        </text:list-item>
        <text:list-item>
          <text:p text:style-name="P2">MySQL</text:p>
        </text:list-item>
        <text:list-item>
          <text:p text:style-name="P2">Modulo do Apache mod_wsgi para Python 3</text:p>
        </text:list-item>
        <text:list-item>
          <text:p text:style-name="P2">Bibliotecas diversas: boost, blas, atlas, lapack</text:p>
        </text:list-item>
        <text:list-item>
          <text:p text:style-name="P2">Compilador gfortran</text:p>
        </text:list-item>
        <text:list-item>
          <text:p text:style-name="P2">jq</text:p>
        </text:list-item>
      </text:list>
      <text:p text:style-name="P17"><text:bookmark text:name="_mea68a6mqth7"/>Instalação Ubuntu 14.04</text:p>
      <text:p text:style-name="P16"><text:bookmark text:name="_nuswe7amnow6"/>Utilitários</text:p>
      <text:list xml:id="list5641514052883035285" text:style-name="WWNum10">
        <text:list-item>
          <text:p text:style-name="P3"><text:span text:style-name="T2">sudo apt-get install python-dev python-pip python3-pip git jq vim</text:span></text:p>
        </text:list-item>
      </text:list>
      <text:p text:style-name="P16"><text:bookmark text:name="_vzpouifsae8a"/>Bibliotecas</text:p>
      <text:list xml:id="list111134310821325" text:continue-numbering="true" text:style-name="WWNum10">
        <text:list-item>
          <text:p text:style-name="P3"><text:span text:style-name="T2">sudo apt-get install libboost-all-dev </text:span></text:p>
        </text:list-item>
        <text:list-item>
          <text:p text:style-name="P3"><text:span text:style-name="T2">sudo apt-get install libblas-dev liblapack-dev libatlas-base-dev gfortran</text:span></text:p>
        </text:list-item>
      </text:list>
      <text:p text:style-name="P16"><text:bookmark text:name="_wfl3lq5dn6mv"/><text:soft-page-break/>Java 8</text:p>
      <text:list xml:id="list2392364411755037602" text:style-name="WWNum1">
        <text:list-item>
          <text:p text:style-name="P4"><text:span text:style-name="T2">sudo add-apt-repository -y ppa:webupd8team/java</text:span></text:p>
        </text:list-item>
        <text:list-item>
          <text:p text:style-name="P4"><text:span text:style-name="T2">sudo apt-get update</text:span></text:p>
        </text:list-item>
        <text:list-item>
          <text:p text:style-name="P4"><text:span text:style-name="T2">sudo apt-get -y install oracle-java8-installer</text:span></text:p>
        </text:list-item>
      </text:list>
      <text:p text:style-name="P16"><text:bookmark text:name="_r6wujud7166i"/>ElasticSearch 2.2.1</text:p>
      <text:p text:style-name="P13">Referência: <text:a xlink:type="simple" xlink:href="https://www.digitalocean.com/community/tutorials/how-to-install-elasticsearch-logstash-and-kibana-elk-stack-on-ubuntu-14-04" text:style-name="Internet_20_link" text:visited-style-name="Visited_20_Internet_20_Link"><text:span text:style-name="T5">https://www.digitalocean.com/community/tutorials/how-to-install-elasticsearch-logstash-and-kibana-elk-stack-on-ubuntu-14-04</text:span></text:a></text:p>
      <text:p text:style-name="P13"/>
      <text:list xml:id="list5978506617606732143" text:style-name="WWNum7">
        <text:list-item>
          <text:p text:style-name="P5"><text:span text:style-name="T2">wget -qO - https://packages.elastic.co/GPG-KEY-elasticsearch | sudo apt-key add -</text:span></text:p>
        </text:list-item>
        <text:list-item>
          <text:p text:style-name="P5"><text:span text:style-name="T2">echo "deb http://packages.elastic.co/elasticsearch/2.x/debian stable main" | sudo tee -a /etc/apt/sources.list.d/elasticsearch-2.x.list</text:span></text:p>
        </text:list-item>
        <text:list-item>
          <text:p text:style-name="P5"><text:span text:style-name="T2">sudo apt-get update</text:span></text:p>
        </text:list-item>
        <text:list-item>
          <text:p text:style-name="P5"><text:span text:style-name="T2">sudo apt-get -y install elasticsearch</text:span></text:p>
        </text:list-item>
        <text:list-item>
          <text:p text:style-name="P12"><text:span text:style-name="T2">sudo service elasticsearch restart</text:span></text:p>
        </text:list-item>
        <text:list-item>
          <text:p text:style-name="P12"><text:span text:style-name="T2">sudo update-rc.d elasticsearch defaults 95 10</text:span></text:p>
        </text:list-item>
      </text:list>
      <text:p text:style-name="P16"><text:bookmark text:name="_6k3rq31z96p3"/>Apache</text:p>
      <text:list xml:id="list111135950406841" text:continue-numbering="true" text:style-name="WWNum7">
        <text:list-item>
          <text:p text:style-name="P5"><text:span text:style-name="T2">sudo apt-get install apache2</text:span></text:p>
        </text:list-item>
        <text:list-item>
          <text:p text:style-name="P5"><text:span text:style-name="T2">sudo apt-get install libapache2-mod-wsgi-py3</text:span></text:p>
        </text:list-item>
      </text:list>
      <text:p text:style-name="P16"><text:bookmark text:name="_e08xpucxme1j"/>MySQL</text:p>
      <text:list xml:id="list1381289122743001860" text:style-name="WWNum5">
        <text:list-item>
          <text:p text:style-name="P6"><text:span text:style-name="T2">sudo apt-get install mysql-server</text:span></text:p>
        </text:list-item>
        <text:list-item>
          <text:p text:style-name="P6"><text:span text:style-name="T2">sudo apt-get install libmysqlclient-dev</text:span></text:p>
        </text:list-item>
      </text:list>
      <text:p text:style-name="P13"/>
      <text:p text:style-name="P13"/>
      <text:p text:style-name="P13"/>
      <text:p text:style-name="P17"><text:bookmark text:name="_e286pqc4e5dz"/>Instalação da Aplicação</text:p>
      <text:list xml:id="list5350596024100590451" text:style-name="WWNum11">
        <text:list-item>
          <text:p text:style-name="P7">git clone https://gitlab.com/gabrielmagno/ai-social-analysis.git</text:p>
        </text:list-item>
        <text:list-item>
          <text:p text:style-name="P7">cd ai-social-analysis</text:p>
        </text:list-item>
        <text:list-item>
          <text:p text:style-name="P7">sudo ./deploy/deploy.sh</text:p>
          <text:list>
            <text:list-item>
              <text:p text:style-name="P14"><text:soft-page-break/>Vai pedir a senha MySQL</text:p>
            </text:list-item>
            <text:list-item>
              <text:p text:style-name="P14">Vai pedir um usuário e uma senha para ser o usuário administrador da aplicação</text:p>
            </text:list-item>
          </text:list>
        </text:list-item>
        <text:list-item>
          <text:p text:style-name="P7">Configurar IP/URL no arquivo settings.py do DJANGO</text:p>
        </text:list-item>
      </text:list>
      <text:p text:style-name="P13"/>
      <text:p text:style-name="P13"/>
      <text:p text:style-name="P17"><text:bookmark text:name="_ak25ce80nwbn"/>Instanciação de um projeto</text:p>
      <text:p text:style-name="P13">Estando no diretório "ai-social-analysis/ai_social_analysis" do repositório, executar, informando os 3 parâmetros:</text:p>
      <text:p text:style-name="P13"/>
      <text:list xml:id="list7006006117859029069" text:style-name="WWNum8">
        <text:list-item>
          <text:p text:style-name="P8"><text:span text:style-name="T2">python3 manage.py populate_new_project &lt;</text:span><text:span text:style-name="T4">nome_do_projeto</text:span><text:span text:style-name="T2">&gt; &lt;</text:span><text:span text:style-name="T4">caminho do arquivo JSON line com os comentários</text:span><text:span text:style-name="T2">&gt; &lt;</text:span><text:span text:style-name="T4">caminho arquivo de metadados dos campos</text:span><text:span text:style-name="T2">&gt;</text:span></text:p>
        </text:list-item>
      </text:list>
      <text:p text:style-name="P13"/>
      <text:p text:style-name="P13">Exemplo:</text:p>
      <text:list xml:id="list6332285980200497831" text:style-name="WWNum9">
        <text:list-item>
          <text:p text:style-name="P9"><text:span text:style-name="T2">python3 manage.py populate_new_project dadospessoais /home/user/ai-social-analysis/data/dadospessoais-comentarios-pdfs-filtrado-mesclado.jsonl /home/user/ai-social-analysis/data/dadospessoais-comentarios-pdfs-filtrado-mesclado.properties.json</text:span></text:p>
        </text:list-item>
      </text:list>
      <text:p text:style-name="P13"/>
      <text:p text:style-name="P17"><text:bookmark text:name="_62to8cv5uwa2"/>Alocação de usuários em projeto</text:p>
      <text:p text:style-name="P13"/>
      <text:list xml:id="list7395039166593737496" text:style-name="WWNum4">
        <text:list-item>
          <text:p text:style-name="P10">vá para <text:a xlink:type="simple" xlink:href="http://200.160.6.177/admin/auth/" text:style-name="Internet_20_link" text:visited-style-name="Visited_20_Internet_20_Link"><text:span text:style-name="T5">http://200.160.6.177/admin/auth/</text:span></text:a></text:p>
          <text:list>
            <text:list-item>
              <text:p text:style-name="P15">Clicar em Users</text:p>
            </text:list-item>
            <text:list-item>
              <text:p text:style-name="P15">Adicionar usuário</text:p>
            </text:list-item>
            <text:list-item>
              <text:p text:style-name="P15">Se for o caso, adicionar o usuário ao grupo de trabalho na nova base adicionada</text:p>
            </text:list-item>
          </text:list>
        </text:list-item>
      </text:list>
      <text:p text:style-name="P13"/>
      <text:p text:style-name="P13"><text:span text:style-name="T6">Fluxo de trabalho Ceweb - inweb</text:span></text:p>
      <text:p text:style-name="P13"/>
      <text:p text:style-name="P13">Para evitar colisões eventuais em merges, o fluxo de trabalho deve sempre passar pela aprovação do InWeb. Para tal, segue-se:</text:p>
      <text:list xml:id="list7709886942384292065" text:style-name="WWNum2">
        <text:list-item>
          <text:p text:style-name="P11">fork do projeto no GitLab</text:p>
        </text:list-item>
        <text:list-item>
          <text:p text:style-name="P11">Submissao de pull request</text:p>
        </text:list-item>
        <text:list-item>
          <text:p text:style-name="P11">Se aceito o <text:s/>pull request, o InWeb deve adicionar as modificações à sua instância em testes</text:p>
        </text:list-item>
        <text:list-item>
          <text:p text:style-name="P11"><text:soft-page-break/>Finalmente, a instância instalada no nic.br recebe a atualização se tudo ocorrer normalmente no período de testes do inweb, que deve ser de até uma sema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Courier New" fo:font-family="'Courier New'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ourier New" fo:font-family="'Courier New'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6" meta:word-count="374" meta:character-count="2790" meta:non-whitespace-character-count="2527"/>
    <meta:generator>LibreOfficeDev/5.1.0.3$Linux_X86_64 LibreOffice_project/</meta:generator>
  </office:meta>
</office:document-meta>
</file>